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LGBTQ rights have experienced significant growth over the past few decades, yet the community still faces substantial challenges. While legal milestones such as the legalization of same-sex marriage in many countries have been celebrated as victories, discrimination, violence, and exclusion remain prevalent. These issues are often deeply rooted in societal, cultural, and religious norms, making them difficult to overcome.</text:p>
      <text:p text:style-name="Text_20_body">Transgender individuals, in particular, continue to face heightened levels of discrimination and violence. Transphobia, often compounded by limited access to gender-affirming care and mental health services, contributes to a high rate of mental health struggles within the community. Furthermore, young LGBTQ individuals are disproportionately affected by bullying and emotional distress, underlining the need for stronger protective measures and inclusive environments in schools, workplaces, and healthcare.</text:p>
      <text:p text:style-name="Text_20_body">In response to these challenges, LGBTQ advocacy groups, online platforms, and educational initiatives have been instrumental in raising awareness, providing resources, and fostering a sense of community. These organizations have created spaces where LGBTQ individuals can find support, share their stories, and educate others. Moreover, the increasing visibility of LGBTQ figures in media, politics, and entertainment has helped challenge stereotypes and normalize LGBTQ identities.</text:p>
      <text:p text:style-name="Text_20_body">Despite progress, the journey toward full equality is ongoing. There is an urgent need to continue fighting for stronger protections against discrimination, equitable access to healthcare, and mental health services, as well as societal acceptance. More than ever, it is crucial to listen to the voices of LGBTQ individuals, advocate for their rights, and create environments where all people, regardless of their sexual orientation or gender identity, can live authentically and without fear.</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5-01-17T17:19:15.924472366</meta:creation-date>
    <dc:date>2025-01-17T17:19:50.898363095</dc:date>
    <meta:editing-duration>PT56S</meta:editing-duration>
    <meta:editing-cycles>1</meta:editing-cycles>
    <meta:document-statistic meta:table-count="0" meta:image-count="0" meta:object-count="0" meta:page-count="1" meta:paragraph-count="4" meta:word-count="261" meta:character-count="1909" meta:non-whitespace-character-count="1652"/>
    <meta:generator>LibreOffice/6.4.7.2$Linux_X86_64 LibreOffice_project/40$Build-2</meta:generator>
  </office:meta>
</office:document-meta>
</file>